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son<text:line-break/>import os<text:line-break/>from datetime import datetime<text:line-break/><text:line-break/># the basic settings for my TrackYoHab habit tracker<text:line-break/># I put them up here so they are easy to find<text:line-break/>DATA_FILE = "habits.json"<text:line-break/>PERIODS = ["daily", "weekly", "monthly", "yearly"]<text:line-break/><text:line-break/>class Habit:<text:line-break/> <text:s text:c="3"/>"""<text:line-break/> <text:s text:c="3"/>class that holds all the habit information <text:line-break/> <text:s text:c="3"/>like name, creation date and times of completion<text:line-break/> <text:s text:c="3"/>"""<text:line-break/> <text:s text:c="3"/>def __init__(self, name, periodicity, created_at=None, completions=None):<text:line-break/> <text:s text:c="7"/>self.name = name<text:line-break/> <text:s text:c="7"/>self.periodicity = periodicity <text:s/># daily, weekly, monthly, or yearly<text:line-break/> <text:s text:c="7"/><text:line-break/> <text:s text:c="7"/># if there is no date just uses current date<text:line-break/> <text:s text:c="7"/>if created_at == None:<text:line-break/> <text:s text:c="11"/>self.created_at = datetime.now().isoformat()<text:line-break/> <text:s text:c="7"/>else:<text:line-break/> <text:s text:c="11"/>self.created_at = created_at<text:line-break/> <text:s text:c="11"/><text:line-break/> <text:s text:c="7"/># if list is empty starts a new one<text:line-break/> <text:s text:c="7"/>if completions == None:<text:line-break/> <text:s text:c="11"/>self.completions = []<text:line-break/> <text:s text:c="7"/>else:<text:line-break/> <text:s text:c="11"/>self.completions = completions<text:line-break/><text:line-break/> <text:s text:c="3"/>def check_off(self):<text:line-break/> <text:s text:c="7"/>"""<text:line-break/> <text:s text:c="7"/>This function adds a new timestamp to the list of completions.<text:line-break/> <text:s text:c="7"/>It runs whenever you finish the habit for the day.<text:line-break/> <text:s text:c="7"/>"""<text:line-break/> <text:s text:c="7"/>right_now = datetime.now().isoformat()<text:line-break/> <text:s text:c="7"/>self.completions.append(right_now)<text:line-break/><text:line-break/> <text:s text:c="3"/>def to_dict(self):<text:line-break/> <text:s text:c="7"/>"""<text:line-break/> <text:s text:c="7"/>This turns the object into a dictionary.<text:line-break/> <text:s text:c="7"/>Otherwise the json.dump function won't work.<text:line-break/> <text:s text:c="7"/>"""<text:line-break/> <text:s text:c="7"/>temp_dictionary = {<text:line-break/> <text:s text:c="11"/>"name": self.name,<text:line-break/> <text:s text:c="11"/>"periodicity": self.periodicity,<text:line-break/> <text:s text:c="11"/>"created_at": self.created_at,<text:line-break/> <text:s text:c="11"/>"completions": self.completions<text:line-break/> <text:s text:c="7"/>}<text:line-break/> <text:s text:c="7"/>return temp_dictionary<text:line-break/><text:line-break/># analytics streaks<text:line-break/><text:soft-page-break/><text:line-break/>def calculate_streak(habit_obj):<text:line-break/> <text:s text:c="3"/>"""<text:line-break/> <text:s text:c="3"/>Calculates the longest streak.<text:line-break/> <text:s text:c="3"/>"""<text:line-break/> <text:s text:c="3"/>if len(habit_obj.completions) == 0:<text:line-break/> <text:s text:c="7"/>return 0<text:line-break/> <text:s text:c="3"/><text:line-break/> <text:s text:c="3"/># turn strings back into dates<text:line-break/> <text:s text:c="3"/>all_dates = []<text:line-break/> <text:s text:c="3"/>for d in habit_obj.completions:<text:line-break/> <text:s text:c="7"/>day = datetime.fromisoformat(d).date()<text:line-break/> <text:s text:c="7"/>if day not in all_dates: # no duplicates<text:line-break/> <text:s text:c="11"/>all_dates.append(day)<text:line-break/> <text:s text:c="3"/><text:line-break/> <text:s text:c="3"/>all_dates.sort()<text:line-break/> <text:s text:c="3"/><text:line-break/> <text:s text:c="3"/># deciding how far apart dates can be<text:line-break/> <text:s text:c="3"/>if habit_obj.periodicity == "daily":<text:line-break/> <text:s text:c="7"/>limit = 1<text:line-break/> <text:s text:c="3"/>elif habit_obj.periodicity == "weekly":<text:line-break/> <text:s text:c="7"/>limit = 7<text:line-break/> <text:s text:c="3"/>elif habit_obj.periodicity == "monthly":<text:line-break/> <text:s text:c="7"/>limit = 30<text:line-break/> <text:s text:c="3"/>else:<text:line-break/> <text:s text:c="7"/>limit = 365<text:line-break/><text:line-break/> <text:s text:c="3"/>streak = 0<text:line-break/> <text:s text:c="3"/>max_s = 0<text:line-break/> <text:s text:c="3"/><text:line-break/> <text:s text:c="3"/>for i in range(len(all_dates)):<text:line-break/> <text:s text:c="7"/>if i == 0:<text:line-break/> <text:s text:c="11"/>streak = 1<text:line-break/> <text:s text:c="7"/>else:<text:line-break/> <text:s text:c="11"/># subtract the dates to check difference<text:line-break/> <text:s text:c="11"/>diff = (all_dates[i] - all_dates[i-1]).days<text:line-break/> <text:s text:c="11"/>if diff &lt;= limit:<text:line-break/> <text:s text:c="15"/>streak = streak + 1<text:line-break/> <text:s text:c="11"/>else:<text:line-break/> <text:s text:c="15"/>streak = 1<text:line-break/> <text:s text:c="7"/><text:line-break/> <text:s text:c="7"/>if streak &gt; max_s:<text:line-break/> <text:s text:c="11"/>max_s = streak<text:line-break/> <text:s text:c="11"/><text:line-break/> <text:s text:c="3"/>return max_s<text:line-break/><text:line-break/># file handling <text:line-break/><text:line-break/>def save_habits(full_list_all_habits):<text:line-break/> <text:s text:c="3"/>"""<text:line-break/> <text:s text:c="3"/>takes list and saves it to a file.<text:line-break/> <text:s text:c="3"/>"""<text:line-break/><text:soft-page-break/> <text:s text:c="3"/>ready_to_save = []<text:line-break/> <text:s text:c="3"/>for h in full_list_all_habits:<text:line-break/> <text:s text:c="7"/>ready_to_save.append(h.to_dict())<text:line-break/> <text:s text:c="3"/><text:line-break/> <text:s text:c="3"/>f = open(DATA_FILE, "w")<text:line-break/> <text:s text:c="3"/>json.dump(ready_to_save, f, indent=4)<text:line-break/> <text:s text:c="3"/>f.close()<text:line-break/><text:line-break/>def load_habits():<text:line-break/> <text:s text:c="3"/>"""<text:line-break/> <text:s text:c="3"/>gets habits back from the file.<text:line-break/> <text:s text:c="3"/>If there is no file it returns 5 default habits.<text:line-break/> <text:s text:c="3"/>"""<text:line-break/> <text:s text:c="3"/>if os.path.exists(DATA_FILE) == False:<text:line-break/> <text:s text:c="7"/># these are the default ones<text:line-break/> <text:s text:c="7"/>h1 = Habit("Brush Teeth", "daily")<text:line-break/> <text:s text:c="7"/>h2 = Habit("Go to Gym", "daily")<text:line-break/> <text:s text:c="7"/>h3 = Habit("Laundry", "weekly")<text:line-break/> <text:s text:c="7"/>h4 = Habit("Pay Rent", "monthly")<text:line-break/> <text:s text:c="7"/>h5 = Habit("Dentist Visit", "yearly")<text:line-break/> <text:s text:c="7"/><text:line-break/> <text:s text:c="7"/>return [h1, h2, h3, h4, h5]<text:line-break/> <text:s text:c="3"/><text:line-break/> <text:s text:c="3"/>f = open(DATA_FILE, "r")<text:line-break/> <text:s text:c="3"/>raw_data = json.load(f)<text:line-break/> <text:s text:c="3"/>f.close()<text:line-break/> <text:s text:c="3"/><text:line-break/> <text:s text:c="3"/>final_habits = []<text:line-break/> <text:s text:c="3"/>for item in raw_data:<text:line-break/> <text:s text:c="7"/># building the object back from the dictionary<text:line-break/> <text:s text:c="7"/>new_h = Habit(item["name"], item["periodicity"], item["created_at"], item["completions"])<text:line-break/> <text:s text:c="7"/>final_habits.append(new_h)<text:line-break/> <text:s text:c="3"/>return final_habits<text:line-break/><text:line-break/># User Interface<text:line-break/><text:line-break/>def main():<text:line-break/> <text:s text:c="3"/>"""<text:line-break/> <text:s text:c="3"/>the main loop, the user picks one of several options.<text:line-break/> <text:s text:c="3"/>keeps running until user picks option 6 and exits the app.<text:line-break/> <text:s text:c="3"/>"""<text:line-break/> <text:s text:c="3"/>habits = load_habits()<text:line-break/> <text:s text:c="3"/><text:line-break/> <text:s text:c="3"/>is_running = True<text:line-break/> <text:s text:c="3"/>while is_running == True:<text:line-break/> <text:s text:c="7"/>print("\n--- TrackYoHab ---")<text:line-break/> <text:s text:c="7"/>print("1. View All Yo Habits")<text:line-break/> <text:s text:c="7"/>print("2. Add New Habit")<text:line-break/> <text:s text:c="7"/>print("3. Check-off Habit")<text:line-break/> <text:s text:c="7"/>print("4. Check Yo Habits (Streaks)")<text:line-break/> <text:s text:c="7"/>print("5. Delete Habit")<text:line-break/> <text:s text:c="7"/>print("6. Exit")<text:line-break/><text:soft-page-break/> <text:s text:c="7"/><text:line-break/> <text:s text:c="7"/>user_choice = input("Select an option: ")<text:line-break/><text:line-break/> <text:s text:c="7"/>if user_choice == "1":<text:line-break/> <text:s text:c="11"/>print("\nYour Habits:")<text:line-break/> <text:s text:c="11"/>for h in habits:<text:line-break/> <text:s text:c="15"/>print("- " + h.name + " (" + h.periodicity + ")")<text:line-break/> <text:s text:c="7"/><text:line-break/> <text:s text:c="7"/>elif user_choice == "2":<text:line-break/> <text:s text:c="11"/>h_name = input("Habit Name: ")<text:line-break/> <text:s text:c="11"/>print("Periods: " + ", ".join(PERIODS))<text:line-break/> <text:s text:c="11"/>h_period = input("Periodicity: ").lower()<text:line-break/> <text:s text:c="11"/><text:line-break/> <text:s text:c="11"/>if h_period in PERIODS:<text:line-break/> <text:s text:c="15"/>habits.append(Habit(h_name, h_period))<text:line-break/> <text:s text:c="15"/>save_habits(habits)<text:line-break/> <text:s text:c="11"/>else:<text:line-break/> <text:s text:c="15"/>print("That is not a valid period.")<text:line-break/><text:line-break/> <text:s text:c="7"/>elif user_choice == "3":<text:line-break/> <text:s text:c="11"/>find_me = input("Enter a habit name to check off: ")<text:line-break/> <text:s text:c="11"/>success = False<text:line-break/> <text:s text:c="11"/>for h in habits:<text:line-break/> <text:s text:c="15"/>if h.name.lower() == find_me.lower():<text:line-break/> <text:s text:c="19"/>h.check_off()<text:line-break/> <text:s text:c="19"/>save_habits(habits)<text:line-break/> <text:s text:c="19"/>print("Checked off " + h.name + "!")<text:line-break/> <text:s text:c="19"/>success = True<text:line-break/> <text:s text:c="19"/>break # stop checking when habit name is found<text:line-break/> <text:s text:c="11"/><text:line-break/> <text:s text:c="11"/>if success == False:<text:line-break/> <text:s text:c="15"/>print("I couldn't find that habit in your list.")<text:line-break/><text:line-break/> <text:s text:c="7"/>elif user_choice == "4":<text:line-break/> <text:s text:c="11"/>print("\nLongest Streaks:")<text:line-break/> <text:s text:c="11"/>for h in habits:<text:line-break/> <text:s text:c="15"/>s = calculate_streak(h)<text:line-break/> <text:s text:c="15"/>print("- " + h.name + ": " + str(s) + " streak")<text:line-break/><text:line-break/> <text:s text:c="7"/>elif user_choice == "5":<text:line-break/> <text:s text:c="11"/>target = input("Enter habit name to delete: ")<text:line-break/> <text:s text:c="11"/># create a new list without the one we want to delete<text:line-break/> <text:s text:c="11"/>new_list = []<text:line-break/> <text:s text:c="11"/>for h in habits:<text:line-break/> <text:s text:c="15"/>if h.name.lower() != target.lower():<text:line-break/> <text:s text:c="19"/>new_list.append(h)<text:line-break/> <text:s text:c="11"/>habits = new_list<text:line-break/> <text:s text:c="11"/>save_habits(habits)<text:line-break/> <text:s text:c="11"/>print("Habit has been removed.")<text:line-break/><text:line-break/> <text:s text:c="7"/>elif user_choice == "6":<text:line-break/> <text:s text:c="11"/>save_habits(habits)<text:line-break/><text:soft-page-break/> <text:s text:c="11"/>print("See Yo Later!")<text:line-break/> <text:s text:c="11"/>is_running = False<text:line-break/><text:line-break/>if __name__ == "__main__":<text:line-break/> <text:s text:c="3"/>main()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Wagner</meta:initial-creator>
    <meta:creation-date>2026-01-11T21:29:07.72</meta:creation-date>
    <dc:date>2026-01-11T22:21:51.78</dc:date>
    <dc:creator>Daniel Wagner</dc:creator>
    <meta:editing-duration>PT35M29S</meta:editing-duration>
    <meta:editing-cycles>2</meta:editing-cycles>
    <meta:generator>OpenOffice/4.1.16$Win32 OpenOffice.org_project/4116m3$Build-9816</meta:generator>
    <meta:document-statistic meta:table-count="0" meta:image-count="0" meta:object-count="0" meta:page-count="5" meta:paragraph-count="1" meta:word-count="694" meta:character-count="6273"/>
  </office:meta>
</office:document-meta>
</file>